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127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start="" draw:marker-end="Arrowheads_20_1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start="Arrowheads_20_1" draw:marker-end="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5.874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fill="none" draw:textarea-vertical-align="middle" loext:decorative="false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5.557cm" fo:min-width="3.175cm" fo:padding-top="0cm" fo:padding-bottom="0cm" fo:padding-left="0cm" fo:padding-right="0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492cm" fo:padding-top="0cm" fo:padding-bottom="0cm" fo:padding-left="0cm" fo:padding-right="0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3.492cm" fo:padding-top="0cm" fo:padding-bottom="0cm" fo:padding-left="0cm" fo:padding-right="0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start="Arrowheads_20_2" draw:marker-end="" draw:fill="none" draw:textarea-vertical-align="middle" loext:decorative="false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4.762cm" fo:padding-top="0cm" fo:padding-bottom="0cm" fo:padding-left="0cm" fo:padding-right="0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808cm" fo:padding-top="0cm" fo:padding-bottom="0cm" fo:padding-left="0cm" fo:padding-right="0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808cm" fo:padding-top="0cm" fo:padding-bottom="0cm" fo:padding-left="0cm" fo:padding-right="0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811cm" fo:padding-top="0cm" fo:padding-bottom="0cm" fo:padding-left="0cm" fo:padding-right="0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811cm" fo:padding-top="0cm" fo:padding-bottom="0cm" fo:padding-left="0cm" fo:padding-right="0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3.811cm" fo:padding-top="0cm" fo:padding-bottom="0cm" fo:padding-left="0cm" fo:padding-right="0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color="#000000" draw:fill="none" draw:textarea-vertical-align="middle" loext:decorative="false"/>
    </style:style>
    <style:style style:name="gr28" style:family="graphic" style:parent-style-name="objectwithoutfill">
      <style:graphic-properties svg:stroke-color="#000000" draw:marker-start="Arrowheads_20_3" draw:fill="none" draw:textarea-vertical-align="middle" loext:decorative="false"/>
    </style:style>
    <style:style style:name="gr29" style:family="graphic" style:parent-style-name="objectwithoutfill">
      <style:graphic-properties svg:stroke-width="0cm" svg:stroke-color="#000000" draw:fill="none" draw:textarea-vertical-align="middle" loext:decorative="false"/>
    </style:style>
    <style:style style:name="gr30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42.227cm" fo:min-width="4.763cm" fo:padding-top="0cm" fo:padding-bottom="0cm" fo:padding-left="0cm" fo:padding-right="0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/>
    </style:style>
    <style:style style:name="P6" style:family="paragraph">
      <style:paragraph-properties fo:text-align="left"/>
    </style:style>
    <style:style style:name="P7" style:family="paragraph">
      <loext:graphic-properties draw:fill="none" draw:fill-color="#ffffff"/>
      <style:paragraph-properties fo:text-align="left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4.127cm" svg:x="2.54cm" svg:y="6.35cm">
          <text:p text:style-name="P1"><text:span text:style-name="T1">Register page</text:span></text:p>
          <text:p text:style-name="P1"><text:span text:style-name="T1">URL: /regi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32cm" svg:height="0.952cm" svg:x="9.208cm" svg:y="6.35cm">
          <text:p text:style-name="P1"><text:span text:style-name="T1">POST /api/auth/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35cm" svg:y1="6.667cm" svg:x2="9.207cm" svg:y2="6.667cm">
          <text:p/>
        </draw:line>
        <draw:frame draw:style-name="gr4" draw:text-style-name="P5" draw:layer="layout" svg:width="2.857cm" svg:height="2.223cm" svg:x="6.35cm" svg:y="4.445cm">
          <draw:text-box>
            <text:p text:style-name="P4"><text:span text:style-name="T1">email,</text:span></text:p>
            <text:p text:style-name="P4"><text:span text:style-name="T1">password,</text:span></text:p>
            <text:p text:style-name="P4"><text:span text:style-name="T1">name</text:span></text:p>
          </draw:text-box>
        </draw:frame>
        <draw:frame draw:style-name="gr4" draw:text-style-name="P5" draw:layer="layout" svg:width="2.857cm" svg:height="1.27cm" svg:x="6.35cm" svg:y="6.985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6.35cm" svg:y1="6.985cm" svg:x2="9.207cm" svg:y2="6.985cm">
          <text:p/>
        </draw:line>
        <draw:line draw:style-name="gr3" draw:text-style-name="P3" draw:layer="layout" svg:x1="15.24cm" svg:y1="6.667cm" svg:x2="22.542cm" svg:y2="6.667cm">
          <text:p/>
        </draw:line>
        <draw:line draw:style-name="gr5" draw:text-style-name="P3" draw:layer="layout" svg:x1="15.24cm" svg:y1="6.985cm" svg:x2="22.542cm" svg:y2="6.985cm">
          <text:p/>
        </draw:line>
        <draw:frame draw:style-name="gr6" draw:text-style-name="P7" draw:layer="layout" svg:width="5.397cm" svg:height="4.127cm" svg:x="15.558cm" svg:y="2.54cm">
          <draw:text-box>
            <text:p text:style-name="P6"><text:span text:style-name="T1">INSERT (</text:span></text:p>
            <text:p text:style-name="P6"><text:span text:style-name="T1"><text:tab/></text:span><text:span text:style-name="T1">email,</text:span></text:p>
            <text:p text:style-name="P6"><text:span text:style-name="T1"><text:tab/></text:span><text:span text:style-name="T1">passwordHash,</text:span></text:p>
            <text:p text:style-name="P6"><text:span text:style-name="T1"><text:tab/></text:span><text:span text:style-name="T1">name</text:span></text:p>
            <text:p text:style-name="P6"><text:span text:style-name="T1">)</text:span></text:p>
            <text:p text:style-name="P6"><text:span text:style-name="T1">INTO User</text:span></text:p>
          </draw:text-box>
        </draw:frame>
        <draw:frame draw:style-name="gr4" draw:text-style-name="P5" draw:layer="layout" svg:width="5.398cm" svg:height="0.635cm" svg:x="15.557cm" svg:y="6.985cm">
          <draw:text-box>
            <text:p text:style-name="P4"><text:span text:style-name="T1">user</text:span></text:p>
          </draw:text-box>
        </draw:frame>
        <draw:line draw:style-name="gr3" draw:text-style-name="P3" draw:layer="layout" svg:x1="6.35cm" svg:y1="9.842cm" svg:x2="8.89cm" svg:y2="9.842cm">
          <text:p/>
        </draw:line>
        <draw:frame draw:style-name="gr4" draw:text-style-name="P5" draw:layer="layout" svg:width="2.54cm" svg:height="1.588cm" svg:x="6.35cm" svg:y="8.255cm">
          <draw:text-box>
            <text:p text:style-name="P4"><text:span text:style-name="T1">email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1.269cm" svg:x="6.35cm" svg:y="10.161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6.35cm" svg:y1="10.16cm" svg:x2="8.89cm" svg:y2="10.16cm">
          <text:p/>
        </draw:line>
        <draw:custom-shape draw:style-name="gr7" draw:text-style-name="P2" draw:layer="layout" svg:width="5.715cm" svg:height="0.953cm" svg:x="8.89cm" svg:y="9.525cm">
          <text:p text:style-name="P1"><text:span text:style-name="T1">POST /api/auth/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667cm" svg:height="2.223cm" svg:x="14.605cm" svg:y="7.619cm">
          <draw:text-box>
            <text:p text:style-name="P6"><text:span text:style-name="T1">SELECT *</text:span></text:p>
            <text:p text:style-name="P6"><text:span text:style-name="T1">FROM User u</text:span></text:p>
            <text:p text:style-name="P6"><text:span text:style-name="T1">WHERE u.email = email</text:span></text:p>
          </draw:text-box>
        </draw:frame>
        <draw:line draw:style-name="gr3" draw:text-style-name="P3" draw:layer="layout" svg:x1="14.605cm" svg:y1="9.842cm" svg:x2="22.542cm" svg:y2="9.842cm">
          <text:p/>
        </draw:line>
        <draw:line draw:style-name="gr5" draw:text-style-name="P3" draw:layer="layout" svg:x1="14.605cm" svg:y1="10.16cm" svg:x2="22.542cm" svg:y2="10.16cm">
          <text:p/>
        </draw:line>
        <draw:frame draw:style-name="gr4" draw:text-style-name="P5" draw:layer="layout" svg:width="6.668cm" svg:height="0.635cm" svg:x="14.605cm" svg:y="10.16cm">
          <draw:text-box>
            <text:p text:style-name="P4"><text:span text:style-name="T1">user</text:span></text:p>
          </draw:text-box>
        </draw:frame>
        <draw:custom-shape draw:style-name="gr8" draw:text-style-name="P2" draw:layer="layout" svg:width="4.445cm" svg:height="15.874cm" svg:x="2.54cm" svg:y="32.703cm">
          <text:p text:style-name="P1"><text:span text:style-name="T1">Expenses page</text:span></text:p>
          <text:p text:style-name="P1"><text:span text:style-name="T1">URL: 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985cm" svg:y1="33.02cm" svg:x2="9.525cm" svg:y2="33.02cm">
          <text:p/>
        </draw:line>
        <draw:custom-shape draw:style-name="gr10" draw:text-style-name="P2" draw:layer="layout" svg:width="5.08cm" svg:height="0.952cm" svg:x="9.525cm" svg:y="32.703cm">
          <text:p text:style-name="P1"><text:span text:style-name="T1">GET /api/expenses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985cm" svg:y1="33.338cm" svg:x2="9.525cm" svg:y2="33.338cm">
          <text:p/>
        </draw:line>
        <draw:frame draw:style-name="gr4" draw:text-style-name="P5" draw:layer="layout" svg:width="2.54cm" svg:height="0.635cm" svg:x="6.985cm" svg:y="33.338cm">
          <draw:text-box>
            <text:p text:style-name="P4"><text:span text:style-name="T1">expenses</text:span></text:p>
          </draw:text-box>
        </draw:frame>
        <draw:line draw:style-name="gr3" draw:text-style-name="P3" draw:layer="layout" svg:x1="14.605cm" svg:y1="33.02cm" svg:x2="22.542cm" svg:y2="33.02cm">
          <text:p/>
        </draw:line>
        <draw:frame draw:style-name="gr6" draw:text-style-name="P7" draw:layer="layout" svg:width="6.985cm" svg:height="2.858cm" svg:x="14.922cm" svg:y="30.162cm">
          <draw:text-box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ORDER BY e.date DESC</text:span></text:p>
          </draw:text-box>
        </draw:frame>
        <draw:line draw:style-name="gr5" draw:text-style-name="P3" draw:layer="layout" svg:x1="14.605cm" svg:y1="33.338cm" svg:x2="22.542cm" svg:y2="33.337cm">
          <text:p/>
        </draw:line>
        <draw:frame draw:style-name="gr4" draw:text-style-name="P5" draw:layer="layout" svg:width="6.985cm" svg:height="0.634cm" svg:x="14.922cm" svg:y="33.338cm">
          <draw:text-box>
            <text:p text:style-name="P4"><text:span text:style-name="T1">expenses</text:span></text:p>
          </draw:text-box>
        </draw:frame>
        <draw:custom-shape draw:style-name="gr11" draw:text-style-name="P2" draw:layer="layout" svg:width="5.397cm" svg:height="0.953cm" svg:x="9.525cm" svg:y="39.369cm">
          <text:p text:style-name="P1"><text:span text:style-name="T1">POST /api/expens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39.687cm" svg:x2="9.525cm" svg:y2="39.687cm">
          <text:p/>
        </draw:line>
        <draw:frame draw:style-name="gr4" draw:text-style-name="P5" draw:layer="layout" svg:width="2.54cm" svg:height="2.858cm" svg:x="6.985cm" svg:y="36.829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40.004cm" svg:x2="9.525cm" svg:y2="40.004cm">
          <text:p/>
        </draw:line>
        <draw:frame draw:style-name="gr4" draw:text-style-name="P5" draw:layer="layout" svg:width="2.54cm" svg:height="0.635cm" svg:x="6.985cm" svg:y="40.004cm">
          <draw:text-box>
            <text:p text:style-name="P4"><text:span text:style-name="T1">expense</text:span></text:p>
          </draw:text-box>
        </draw:frame>
        <draw:line draw:style-name="gr3" draw:text-style-name="P3" draw:layer="layout" svg:x1="14.922cm" svg:y1="39.687cm" svg:x2="22.542cm" svg:y2="39.687cm">
          <text:p/>
        </draw:line>
        <draw:line draw:style-name="gr5" draw:text-style-name="P3" draw:layer="layout" svg:x1="14.922cm" svg:y1="40.004cm" svg:x2="22.542cm" svg:y2="40.005cm">
          <text:p/>
        </draw:line>
        <draw:frame draw:style-name="gr4" draw:text-style-name="P7" draw:layer="layout" svg:width="4.127cm" svg:height="5.715cm" svg:x="14.922cm" svg:y="33.972cm">
          <draw:text-box>
            <text:p text:style-name="P6"><text:span text:style-name="T1">INSERT (</text:span></text:p>
            <text:p text:style-name="P6"><text:span text:style-name="T1"><text:tab/></text:span><text:span text:style-name="T1">userId,</text:span></text:p>
            <text:p text:style-name="P6"><text:span text:style-name="T1"><text:tab/></text:span><text:span text:style-name="T1">amount,</text:span></text:p>
            <text:p text:style-name="P6"><text:span text:style-name="T1"><text:tab/></text:span><text:span text:style-name="T1">category,</text:span></text:p>
            <text:p text:style-name="P6"><text:span text:style-name="T1"><text:tab/></text:span><text:span text:style-name="T1">date,</text:span></text:p>
            <text:p text:style-name="P6"><text:span text:style-name="T1"><text:tab/></text:span><text:span text:style-name="T1">note</text:span></text:p>
            <text:p text:style-name="P6"><text:span text:style-name="T1">)</text:span></text:p>
            <text:p text:style-name="P6"><text:span text:style-name="T1">INTO Expense</text:span></text:p>
          </draw:text-box>
        </draw:frame>
        <draw:frame draw:style-name="gr4" draw:text-style-name="P5" draw:layer="layout" svg:width="4.127cm" svg:height="0.635cm" svg:x="14.923cm" svg:y="40.004cm">
          <draw:text-box>
            <text:p text:style-name="P4"><text:span text:style-name="T1">expense</text:span></text:p>
          </draw:text-box>
        </draw:frame>
        <draw:custom-shape draw:style-name="gr12" draw:text-style-name="P2" draw:layer="layout" svg:width="5.715cm" svg:height="0.952cm" svg:x="9.525cm" svg:y="44.767cm">
          <text:p text:style-name="P1"><text:span text:style-name="T1">PUT /api/expenses/</text:span><text:span text:style-name="T2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45.084cm" svg:x2="9.525cm" svg:y2="45.084cm">
          <text:p/>
        </draw:line>
        <draw:frame draw:style-name="gr4" draw:text-style-name="P5" draw:layer="layout" svg:width="2.54cm" svg:height="2.858cm" svg:x="6.985cm" svg:y="42.227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45.402cm" svg:x2="9.525cm" svg:y2="45.402cm">
          <text:p/>
        </draw:line>
        <draw:frame draw:style-name="gr4" draw:text-style-name="P5" draw:layer="layout" svg:width="2.54cm" svg:height="0.635cm" svg:x="6.985cm" svg:y="45.402cm">
          <draw:text-box>
            <text:p text:style-name="P4"><text:span text:style-name="T1">expense</text:span></text:p>
          </draw:text-box>
        </draw:frame>
        <draw:line draw:style-name="gr3" draw:text-style-name="P3" draw:layer="layout" svg:x1="15.24cm" svg:y1="45.084cm" svg:x2="22.542cm" svg:y2="45.085cm">
          <text:p/>
        </draw:line>
        <draw:line draw:style-name="gr5" draw:text-style-name="P3" draw:layer="layout" svg:x1="15.24cm" svg:y1="45.402cm" svg:x2="22.542cm" svg:y2="45.402cm">
          <text:p/>
        </draw:line>
        <draw:frame draw:style-name="gr6" draw:text-style-name="P7" draw:layer="layout" svg:width="6.985cm" svg:height="4.127cm" svg:x="15.24cm" svg:y="40.957cm">
          <draw:text-box>
            <text:p text:style-name="P6"><text:span text:style-name="T1">UPDATE Expense e</text:span></text:p>
            <text:p text:style-name="P6"><text:span text:style-name="T1">SET e.amount = amount,</text:span></text:p>
            <text:p text:style-name="P6"><text:span text:style-name="T1"><text:tab/></text:span><text:span text:style-name="T1">e.category = category,</text:span></text:p>
            <text:p text:style-name="P6"><text:span text:style-name="T1"><text:tab/></text:span><text:span text:style-name="T1">e.date = date,</text:span></text:p>
            <text:p text:style-name="P6"><text:span text:style-name="T1"><text:tab/></text:span><text:span text:style-name="T1">e.note = note</text:span></text:p>
            <text:p text:style-name="P6"><text:span text:style-name="T1">WHERE e.id = id</text:span></text:p>
          </draw:text-box>
        </draw:frame>
        <draw:frame draw:style-name="gr4" draw:text-style-name="P5" draw:layer="layout" svg:width="6.985cm" svg:height="0.635cm" svg:x="15.24cm" svg:y="45.402cm">
          <draw:text-box>
            <text:p text:style-name="P4"><text:span text:style-name="T1">expense</text:span></text:p>
          </draw:text-box>
        </draw:frame>
        <draw:custom-shape draw:style-name="gr13" draw:text-style-name="P2" draw:layer="layout" svg:width="6.985cm" svg:height="0.953cm" svg:x="7.937cm" svg:y="47.624cm">
          <text:p text:style-name="P1"><text:span text:style-name="T1">DELETE /api/expenses/</text:span><text:span text:style-name="T2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3" draw:layer="layout" svg:x1="6.985cm" svg:y1="47.942cm" svg:x2="7.937cm" svg:y2="47.942cm">
          <text:p/>
        </draw:line>
        <draw:line draw:style-name="gr5" draw:text-style-name="P3" draw:layer="layout" svg:x1="6.985cm" svg:y1="48.259cm" svg:x2="7.937cm" svg:y2="48.259cm">
          <text:p/>
        </draw:line>
        <draw:frame draw:style-name="gr4" draw:text-style-name="P5" draw:layer="layout" svg:width="0.952cm" svg:height="0.634cm" svg:x="6.985cm" svg:y="48.26cm">
          <draw:text-box>
            <text:p text:style-name="P4"><text:span text:style-name="T1">ok</text:span></text:p>
          </draw:text-box>
        </draw:frame>
        <draw:frame draw:style-name="gr6" draw:text-style-name="P7" draw:layer="layout" svg:width="5.08cm" svg:height="2.223cm" svg:x="14.922cm" svg:y="45.719cm">
          <draw:text-box>
            <text:p text:style-name="P6"><text:span text:style-name="T1">DELETE</text:span></text:p>
            <text:p text:style-name="P6"><text:span text:style-name="T1">FROM Expense e</text:span></text:p>
            <text:p text:style-name="P6"><text:span text:style-name="T1">WHERE e.id = id</text:span></text:p>
          </draw:text-box>
        </draw:frame>
        <draw:line draw:style-name="gr3" draw:text-style-name="P3" draw:layer="layout" svg:x1="14.922cm" svg:y1="47.942cm" svg:x2="22.542cm" svg:y2="47.942cm">
          <text:p/>
        </draw:line>
        <draw:line draw:style-name="gr5" draw:text-style-name="P3" draw:layer="layout" svg:x1="14.922cm" svg:y1="48.259cm" svg:x2="22.542cm" svg:y2="48.26cm">
          <text:p/>
        </draw:line>
        <draw:custom-shape draw:style-name="gr14" draw:text-style-name="P2" draw:layer="layout" svg:width="3.175cm" svg:height="15.557cm" svg:x="2.54cm" svg:y="14.605cm">
          <text:p text:style-name="P1"><text:span text:style-name="T1">Profile page</text:span></text:p>
          <text:p text:style-name="P1"><text:span text:style-name="T1">URL: /m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492cm" svg:height="0.952cm" svg:x="6.985cm" svg:y="14.605cm">
          <text:p text:style-name="P1"><text:span text:style-name="T1">GET /api/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492cm" svg:height="0.953cm" svg:x="7.62cm" svg:y="22.859cm">
          <text:p text:style-name="P1"><text:span text:style-name="T1">PUT /api/me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5.715cm" svg:y1="14.922cm" svg:x2="6.985cm" svg:y2="14.922cm">
          <text:p/>
        </draw:line>
        <draw:line draw:style-name="gr17" draw:text-style-name="P3" draw:layer="layout" svg:x1="5.715cm" svg:y1="15.24cm" svg:x2="6.985cm" svg:y2="15.24cm">
          <text:p/>
        </draw:line>
        <draw:frame draw:style-name="gr4" draw:text-style-name="P5" draw:layer="layout" svg:width="1.27cm" svg:height="0.635cm" svg:x="5.715cm" svg:y="15.24cm">
          <draw:text-box>
            <text:p text:style-name="P4"><text:span text:style-name="T1">user</text:span></text:p>
          </draw:text-box>
        </draw:frame>
        <draw:frame draw:style-name="gr6" draw:text-style-name="P7" draw:layer="layout" svg:width="5.715cm" svg:height="4.127cm" svg:x="10.477cm" svg:y="10.795cm">
          <draw:text-box>
            <text:p text:style-name="P6"><text:span text:style-name="T1">SELECT u.id,</text:span></text:p>
            <text:p text:style-name="P6"><text:span text:style-name="T1"><text:tab/></text:span><text:span text:style-name="T1">u.email,</text:span></text:p>
            <text:p text:style-name="P6"><text:span text:style-name="T1"><text:tab/></text:span><text:span text:style-name="T1">u.name,</text:span></text:p>
            <text:p text:style-name="P6"><text:span text:style-name="T1"><text:tab/></text:span><text:span text:style-name="T1">u.createdAt</text:span></text:p>
            <text:p text:style-name="P6"><text:span text:style-name="T1">FROM User u</text:span></text:p>
            <text:p text:style-name="P6"><text:span text:style-name="T1">WHERE u.id = userId</text:span></text:p>
          </draw:text-box>
        </draw:frame>
        <draw:line draw:style-name="gr3" draw:text-style-name="P3" draw:layer="layout" svg:x1="10.477cm" svg:y1="14.922cm" svg:x2="22.542cm" svg:y2="14.922cm">
          <text:p/>
        </draw:line>
        <draw:line draw:style-name="gr5" draw:text-style-name="P3" draw:layer="layout" svg:x1="10.477cm" svg:y1="15.24cm" svg:x2="22.542cm" svg:y2="15.24cm">
          <text:p/>
        </draw:line>
        <draw:frame draw:style-name="gr4" draw:text-style-name="P5" draw:layer="layout" svg:width="5.716cm" svg:height="0.635cm" svg:x="10.477cm" svg:y="15.24cm">
          <draw:text-box>
            <text:p text:style-name="P4"><text:span text:style-name="T1">user</text:span></text:p>
          </draw:text-box>
        </draw:frame>
        <draw:frame draw:style-name="gr4" draw:text-style-name="P5" draw:layer="layout" svg:width="1.905cm" svg:height="1.27cm" svg:x="5.715cm" svg:y="21.908cm">
          <draw:text-box>
            <text:p text:style-name="P4"><text:span text:style-name="T1">email,</text:span></text:p>
            <text:p text:style-name="P4"><text:span text:style-name="T1">name</text:span></text:p>
          </draw:text-box>
        </draw:frame>
        <draw:frame draw:style-name="gr6" draw:text-style-name="P7" draw:layer="layout" svg:width="6.032cm" svg:height="6.985cm" svg:x="11.112cm" svg:y="16.192cm">
          <draw:text-box>
            <text:p text:style-name="P6"><text:span text:style-name="T1">UPDATE User u</text:span></text:p>
            <text:p text:style-name="P6"><text:span text:style-name="T1">SET u.email = email,</text:span></text:p>
            <text:p text:style-name="P6"><text:span text:style-name="T1"><text:tab/></text:span><text:span text:style-name="T1">u.name = name</text:span></text:p>
            <text:p text:style-name="P6"><text:span text:style-name="T1">WHERE u.id = userId;</text:span></text:p>
            <text:p text:style-name="P6"><text:span text:style-name="T1">SELECT u.id,</text:span></text:p>
            <text:p text:style-name="P6"><text:span text:style-name="T1"><text:tab/></text:span><text:span text:style-name="T1">u.email,</text:span></text:p>
            <text:p text:style-name="P6"><text:span text:style-name="T1"><text:tab/></text:span><text:span text:style-name="T1">u.name,</text:span></text:p>
            <text:p text:style-name="P6"><text:span text:style-name="T1"><text:tab/></text:span><text:span text:style-name="T1">u.createdAt</text:span></text:p>
            <text:p text:style-name="P6"><text:span text:style-name="T1">FROM User u</text:span></text:p>
            <text:p text:style-name="P6"><text:span text:style-name="T1">WHERE u.id = userId</text:span></text:p>
          </draw:text-box>
        </draw:frame>
        <draw:line draw:style-name="gr9" draw:text-style-name="P3" draw:layer="layout" svg:x1="5.715cm" svg:y1="23.178cm" svg:x2="7.62cm" svg:y2="23.178cm">
          <text:p/>
        </draw:line>
        <draw:line draw:style-name="gr17" draw:text-style-name="P3" draw:layer="layout" svg:x1="5.715cm" svg:y1="23.495cm" svg:x2="7.62cm" svg:y2="23.495cm">
          <text:p/>
        </draw:line>
        <draw:frame draw:style-name="gr4" draw:text-style-name="P5" draw:layer="layout" svg:width="1.905cm" svg:height="0.635cm" svg:x="5.715cm" svg:y="23.495cm">
          <draw:text-box>
            <text:p text:style-name="P4"><text:span text:style-name="T1">user</text:span></text:p>
          </draw:text-box>
        </draw:frame>
        <draw:line draw:style-name="gr5" draw:text-style-name="P3" draw:layer="layout" svg:x1="11.112cm" svg:y1="23.495cm" svg:x2="22.542cm" svg:y2="23.495cm">
          <text:p/>
        </draw:line>
        <draw:line draw:style-name="gr3" draw:text-style-name="P3" draw:layer="layout" svg:x1="11.112cm" svg:y1="23.177cm" svg:x2="22.542cm" svg:y2="23.177cm">
          <text:p/>
        </draw:line>
        <draw:frame draw:style-name="gr4" draw:text-style-name="P5" draw:layer="layout" svg:width="6.032cm" svg:height="0.635cm" svg:x="11.112cm" svg:y="23.495cm">
          <draw:text-box>
            <text:p text:style-name="P4"><text:span text:style-name="T1">user</text:span></text:p>
          </draw:text-box>
        </draw:frame>
        <draw:custom-shape draw:style-name="gr18" draw:text-style-name="P2" draw:layer="layout" svg:width="6.032cm" svg:height="0.953cm" svg:x="10.16cm" svg:y="26.352cm">
          <text:p text:style-name="P1"><text:span text:style-name="T1">PUT /api/me/passwor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445cm" svg:height="1.27cm" svg:x="5.715cm" svg:y="25.4cm">
          <draw:text-box>
            <text:p text:style-name="P4"><text:span text:style-name="T1">currentPassword,</text:span></text:p>
            <text:p text:style-name="P4"><text:span text:style-name="T1">newPassword</text:span></text:p>
          </draw:text-box>
        </draw:frame>
        <draw:frame draw:style-name="gr6" draw:text-style-name="P7" draw:layer="layout" svg:width="6.35cm" svg:height="2.857cm" svg:x="16.192cm" svg:y="23.812cm">
          <draw:text-box>
            <text:p text:style-name="P6"><text:span text:style-name="T1">UPDATE User u</text:span></text:p>
            <text:p text:style-name="P6"><text:span text:style-name="T1">SET u.passwordHash =</text:span></text:p>
            <text:p text:style-name="P6"><text:span text:style-name="T1"><text:tab/></text:span><text:span text:style-name="T1"><text:tab/></text:span><text:span text:style-name="T1">passwordHash</text:span></text:p>
            <text:p text:style-name="P6"><text:span text:style-name="T1">WHERE u.id = userId</text:span></text:p>
          </draw:text-box>
        </draw:frame>
        <draw:line draw:style-name="gr3" draw:text-style-name="P3" draw:layer="layout" svg:x1="16.193cm" svg:y1="26.67cm" svg:x2="22.542cm" svg:y2="26.67cm">
          <text:p/>
        </draw:line>
        <draw:line draw:style-name="gr5" draw:text-style-name="P3" draw:layer="layout" svg:x1="16.193cm" svg:y1="26.987cm" svg:x2="22.542cm" svg:y2="26.987cm">
          <text:p/>
        </draw:line>
        <draw:frame draw:style-name="gr4" draw:text-style-name="P5" draw:layer="layout" svg:width="6.349cm" svg:height="0.635cm" svg:x="16.193cm" svg:y="26.987cm">
          <draw:text-box>
            <text:p text:style-name="P4"><text:span text:style-name="T1">user</text:span></text:p>
          </draw:text-box>
        </draw:frame>
        <draw:line draw:style-name="gr9" draw:text-style-name="P3" draw:layer="layout" svg:x1="5.715cm" svg:y1="26.67cm" svg:x2="10.16cm" svg:y2="26.67cm">
          <text:p/>
        </draw:line>
        <draw:line draw:style-name="gr5" draw:text-style-name="P3" draw:layer="layout" svg:x1="5.715cm" svg:y1="26.987cm" svg:x2="10.16cm" svg:y2="26.987cm">
          <text:p/>
        </draw:line>
        <draw:frame draw:style-name="gr4" draw:text-style-name="P5" draw:layer="layout" svg:width="4.445cm" svg:height="0.635cm" svg:x="5.715cm" svg:y="26.987cm">
          <draw:text-box>
            <text:p text:style-name="P4"><text:span text:style-name="T1">ok</text:span></text:p>
          </draw:text-box>
        </draw:frame>
        <draw:frame draw:style-name="gr6" draw:text-style-name="P7" draw:layer="layout" svg:width="5.715cm" svg:height="2.223cm" svg:x="11.43cm" svg:y="27.305cm">
          <draw:text-box>
            <text:p text:style-name="P6"><text:span text:style-name="T1">DELETE</text:span></text:p>
            <text:p text:style-name="P6"><text:span text:style-name="T1">FROM User u</text:span></text:p>
            <text:p text:style-name="P6"><text:span text:style-name="T1">WHERE u.id = userId</text:span></text:p>
          </draw:text-box>
        </draw:frame>
        <draw:custom-shape draw:style-name="gr19" draw:text-style-name="P2" draw:layer="layout" svg:width="4.762cm" svg:height="0.953cm" svg:x="6.668cm" svg:y="29.21cm">
          <text:p text:style-name="P1"><text:span text:style-name="T1">DELETE /api/m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43cm" svg:y1="29.528cm" svg:x2="22.542cm" svg:y2="29.527cm">
          <text:p/>
        </draw:line>
        <draw:line draw:style-name="gr5" draw:text-style-name="P3" draw:layer="layout" svg:x1="11.43cm" svg:y1="29.846cm" svg:x2="22.542cm" svg:y2="29.845cm">
          <text:p/>
        </draw:line>
        <draw:line draw:style-name="gr3" draw:text-style-name="P3" draw:layer="layout" svg:x1="5.715cm" svg:y1="29.528cm" svg:x2="6.667cm" svg:y2="29.528cm">
          <text:p/>
        </draw:line>
        <draw:line draw:style-name="gr5" draw:text-style-name="P3" draw:layer="layout" svg:x1="5.715cm" svg:y1="29.845cm" svg:x2="6.667cm" svg:y2="29.845cm">
          <text:p/>
        </draw:line>
        <draw:frame draw:style-name="gr4" draw:text-style-name="P5" draw:layer="layout" svg:width="0.952cm" svg:height="0.634cm" svg:x="5.715cm" svg:y="29.846cm">
          <draw:text-box>
            <text:p text:style-name="P4"><text:span text:style-name="T1">ok</text:span></text:p>
          </draw:text-box>
        </draw:frame>
        <draw:custom-shape draw:style-name="gr20" draw:text-style-name="P2" draw:layer="layout" svg:width="3.81cm" svg:height="0.635cm" svg:x="22.861cm" svg:y="8.572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1cm" svg:height="0.635cm" svg:x="22.861cm" svg:y="9.207cm">
          <text:p text:style-name="P1"><text:span text:style-name="T1">email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1cm" svg:height="0.952cm" svg:x="22.861cm" svg:y="9.842cm">
          <text:p text:style-name="P1"><text:span text:style-name="T1">password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81cm" svg:height="0.635cm" svg:x="22.861cm" svg:y="10.794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1cm" svg:height="0.635cm" svg:x="22.861cm" svg:y="11.429cm">
          <text:p text:style-name="P1"><text:span text:style-name="T1">createdAt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808cm" svg:height="0.635cm" svg:x="22.861cm" svg:y="13.33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808cm" svg:height="0.635cm" svg:x="22.863cm" svg:y="13.969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3.808cm" svg:height="0.635cm" svg:x="22.861cm" svg:y="14.605cm">
          <text:p text:style-name="P1"><text:span text:style-name="T1">am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808cm" svg:height="0.952cm" svg:x="22.861cm" svg:y="15.24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808cm" svg:height="0.635cm" svg:x="22.861cm" svg:y="16.192cm"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808cm" svg:height="0.635cm" svg:x="22.861cm" svg:y="16.827cm">
          <text:p text:style-name="P1"><text:span text:style-name="T1">not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11cm" svg:height="0.635cm" svg:x="22.86cm" svg:y="7.937cm">
          <draw:text-box>
            <text:p text:style-name="P4"><text:span text:style-name="T1">User</text:span></text:p>
          </draw:text-box>
        </draw:frame>
        <draw:frame draw:style-name="gr4" draw:text-style-name="P5" draw:layer="layout" svg:width="3.81cm" svg:height="0.952cm" svg:x="22.861cm" svg:y="12.383cm">
          <draw:text-box>
            <text:p text:style-name="P4"><text:span text:style-name="T1">Expense</text:span></text:p>
          </draw:text-box>
        </draw:frame>
        <draw:custom-shape draw:style-name="gr24" draw:text-style-name="P2" draw:layer="layout" svg:width="3.811cm" svg:height="0.635cm" svg:x="22.86cm" svg:y="18.732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1cm" svg:height="0.635cm" svg:x="22.86cm" svg:y="19.367cm">
          <text:p text:style-name="P1"><text:span text:style-name="T1">userId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1cm" svg:height="0.635cm" svg:x="22.86cm" svg:y="20.002cm">
          <text:p text:style-name="P1"><text:span text:style-name="T1">month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1cm" svg:height="0.952cm" svg:x="22.86cm" svg:y="20.637cm">
          <text:p text:style-name="P1"><text:span text:style-name="T1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81cm" svg:height="0.635cm" svg:x="22.861cm" svg:y="21.589cm">
          <text:p text:style-name="P1"><text:span text:style-name="T1">totalLimit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811cm" svg:height="0.953cm" svg:x="22.86cm" svg:y="22.224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11cm" svg:height="0.953cm" svg:x="22.861cm" svg:y="17.779cm">
          <draw:text-box>
            <text:p text:style-name="P4"><text:span text:style-name="T1">Budget</text:span></text:p>
          </draw:text-box>
        </draw:frame>
        <draw:custom-shape draw:style-name="gr24" draw:text-style-name="P2" draw:layer="layout" svg:width="3.811cm" svg:height="0.635cm" svg:x="22.86cm" svg:y="23.177cm">
          <text:p text:style-name="P1"><text:span text:style-name="T1">alloca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1cm" svg:height="0.635cm" svg:x="22.861cm" svg:y="24.76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1cm" svg:height="0.635cm" svg:x="22.861cm" svg:y="25.4cm">
          <text:p text:style-name="P1"><text:span text:style-name="T1">userId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1cm" svg:height="0.635cm" svg:x="22.861cm" svg:y="26.035cm">
          <text:p text:style-name="P1"><text:span text:style-name="T1">titl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1cm" svg:height="0.952cm" svg:x="22.861cm" svg:y="26.67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3.808cm" svg:height="0.635cm" svg:x="22.863cm" svg:y="27.622cm">
          <text:p text:style-name="P1"><text:span text:style-name="T1">createdA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1cm" svg:height="0.635cm" svg:x="22.861cm" svg:y="24.13cm">
          <draw:text-box>
            <text:p text:style-name="P4"><text:span text:style-name="T1">Goal</text:span></text:p>
          </draw:text-box>
        </draw:frame>
        <draw:line draw:style-name="gr27" draw:text-style-name="P3" draw:layer="layout" svg:x1="26.671cm" svg:y1="25.717cm" svg:x2="26.988cm" svg:y2="25.717cm">
          <text:p/>
        </draw:line>
        <draw:line draw:style-name="gr27" draw:text-style-name="P3" draw:layer="layout" svg:x1="26.671cm" svg:y1="19.684cm" svg:x2="26.988cm" svg:y2="19.684cm">
          <text:p/>
        </draw:line>
        <draw:line draw:style-name="gr27" draw:text-style-name="P3" draw:layer="layout" svg:x1="26.671cm" svg:y1="14.287cm" svg:x2="26.988cm" svg:y2="14.287cm">
          <text:p/>
        </draw:line>
        <draw:line draw:style-name="gr28" draw:text-style-name="P3" draw:layer="layout" svg:x1="26.671cm" svg:y1="8.889cm" svg:x2="26.988cm" svg:y2="8.889cm">
          <text:p/>
        </draw:line>
        <draw:line draw:style-name="gr29" draw:text-style-name="P3" draw:layer="layout" svg:x1="26.988cm" svg:y1="8.889cm" svg:x2="26.988cm" svg:y2="25.717cm">
          <text:p/>
        </draw:line>
        <draw:custom-shape draw:style-name="gr30" draw:text-style-name="P2" draw:layer="layout" svg:width="4.763cm" svg:height="42.227cm" svg:x="22.542cm" svg:y="6.35cm">
          <text:p text:style-name="P1"><text:span text:style-name="T1">Database</text:span></text:p>
          <text:p text:style-name="P1"><text:span text:style-name="T1">DBMS: TB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cm" fo:margin-bottom="2.54cm" fo:margin-left="2.54cm" fo:margin-right="2.54cm" fo:page-width="30.48cm" fo:page-height="52.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athan Gruber</meta:initial-creator>
    <meta:creation-date>2026-03-03T19:24:04.463786079</meta:creation-date>
    <dc:date>2026-03-04T19:01:25.348729202</dc:date>
    <dc:creator>Jonathan Gruber</dc:creator>
    <meta:editing-duration>PT4H53M49S</meta:editing-duration>
    <meta:editing-cycles>32</meta:editing-cycles>
    <meta:generator>LibreOffice/26.2.1.2$Linux_X86_64 LibreOffice_project/620$Build-2</meta:generator>
    <meta:document-statistic meta:object-count="120"/>
  </office:meta>
</office:document-meta>
</file>